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0.6417in" svg:y="0.5976in">
            <draw:object draw:notify-on-update-of-ranges="Sheet1.A4:Sheet1.A88 Sheet1.G4:Sheet1.G88 Sheet1.A4:Sheet1.A69 Sheet2.K4:Sheet2.K71 Sheet1.A4:Sheet1.A88 Sheet1.K4:Sheet1.K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1</text:p>
          </table:table-cell>
          <table:covered-table-cell table:number-columns-repeated="13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F4]/[.E4])" office:value-type="float" office:value="1.23381667569867" calcext:value-type="float">
            <text:p>1.2338166757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J4]/[.I4])" office:value-type="float" office:value="0.132049954766551" calcext:value-type="float">
            <text:p>0.1320499548</text:p>
          </table:table-cell>
          <table:table-cell table:number-columns-repeated="3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F5]/[.E5])" office:value-type="float" office:value="1.20103395288328" calcext:value-type="float">
            <text:p>1.2010339529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J5]/[.I5])" office:value-type="float" office:value="0.130189377311696" calcext:value-type="float">
            <text:p>0.1301893773</text:p>
          </table:table-cell>
          <table:table-cell table:number-columns-repeated="3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F6]/[.E6])" office:value-type="float" office:value="1.16613967682392" calcext:value-type="float">
            <text:p>1.1661396768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J6]/[.I6])" office:value-type="float" office:value="0.120721940864342" calcext:value-type="float">
            <text:p>0.1207219409</text:p>
          </table:table-cell>
          <table:table-cell table:number-columns-repeated="3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F7]/[.E7])" office:value-type="float" office:value="1.26589786821049" calcext:value-type="float">
            <text:p>1.2658978682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J7]/[.I7])" office:value-type="float" office:value="0.0938326069761358" calcext:value-type="float">
            <text:p>0.093832607</text:p>
          </table:table-cell>
          <table:table-cell table:number-columns-repeated="3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F8]/[.E8])" office:value-type="float" office:value="1.36175251767416" calcext:value-type="float">
            <text:p>1.3617525177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J8]/[.I8])" office:value-type="float" office:value="0.105517686581529" calcext:value-type="float">
            <text:p>0.1055176866</text:p>
          </table:table-cell>
          <table:table-cell table:number-columns-repeated="3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F9]/[.E9])" office:value-type="float" office:value="1.39907661761535" calcext:value-type="float">
            <text:p>1.3990766176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J9]/[.I9])" office:value-type="float" office:value="0.0415139284396091" calcext:value-type="float">
            <text:p>0.0415139284</text:p>
          </table:table-cell>
          <table:table-cell table:number-columns-repeated="3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F10]/[.E10])" office:value-type="float" office:value="1.40053377149854" calcext:value-type="float">
            <text:p>1.4005337715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J10]/[.I10])" office:value-type="float" office:value="0.103442848964113" calcext:value-type="float">
            <text:p>0.103442849</text:p>
          </table:table-cell>
          <table:table-cell table:number-columns-repeated="3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F11]/[.E11])" office:value-type="float" office:value="1.32116519743045" calcext:value-type="float">
            <text:p>1.3211651974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J11]/[.I11])" office:value-type="float" office:value="0.102385798541083" calcext:value-type="float">
            <text:p>0.1023857985</text:p>
          </table:table-cell>
          <table:table-cell table:number-columns-repeated="3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F12]/[.E12])" office:value-type="float" office:value="1.27389510348059" calcext:value-type="float">
            <text:p>1.2738951035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J12]/[.I12])" office:value-type="float" office:value="0.104256393750138" calcext:value-type="float">
            <text:p>0.1042563938</text:p>
          </table:table-cell>
          <table:table-cell table:number-columns-repeated="3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F13]/[.E13])" office:value-type="float" office:value="1.33058486084844" calcext:value-type="float">
            <text:p>1.3305848608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J13]/[.I13])" office:value-type="float" office:value="0.105762165517242" calcext:value-type="float">
            <text:p>0.1057621655</text:p>
          </table:table-cell>
          <table:table-cell table:number-columns-repeated="3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F14]/[.E14])" office:value-type="float" office:value="1.42554273079758" calcext:value-type="float">
            <text:p>1.4255427308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J14]/[.I14])" office:value-type="float" office:value="0.0858506403656242" calcext:value-type="float">
            <text:p>0.0858506404</text:p>
          </table:table-cell>
          <table:table-cell table:number-columns-repeated="3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F15]/[.E15])" office:value-type="float" office:value="1.4331724788177" calcext:value-type="float">
            <text:p>1.4331724788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J15]/[.I15])" office:value-type="float" office:value="0.049170209555896" calcext:value-type="float">
            <text:p>0.0491702096</text:p>
          </table:table-cell>
          <table:table-cell table:number-columns-repeated="3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F16]/[.E16])" office:value-type="float" office:value="1.46328293188478" calcext:value-type="float">
            <text:p>1.4632829319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J16]/[.I16])" office:value-type="float" office:value="0.144109309531189" calcext:value-type="float">
            <text:p>0.1441093095</text:p>
          </table:table-cell>
          <table:table-cell table:number-columns-repeated="3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F17]/[.E17])" office:value-type="float" office:value="1.49616596310623" calcext:value-type="float">
            <text:p>1.4961659631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J17]/[.I17])" office:value-type="float" office:value="0.03692821185745" calcext:value-type="float">
            <text:p>0.0369282119</text:p>
          </table:table-cell>
          <table:table-cell table:number-columns-repeated="3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F18]/[.E18])" office:value-type="float" office:value="1.53187626813902" calcext:value-type="float">
            <text:p>1.5318762681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J18]/[.I18])" office:value-type="float" office:value="0.142872804612435" calcext:value-type="float">
            <text:p>0.1428728046</text:p>
          </table:table-cell>
          <table:table-cell table:number-columns-repeated="3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F19]/[.E19])" office:value-type="float" office:value="1.47723354639502" calcext:value-type="float">
            <text:p>1.477233546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J19]/[.I19])" office:value-type="float" office:value="0.0164523344699333" calcext:value-type="float">
            <text:p>0.0164523345</text:p>
          </table:table-cell>
          <table:table-cell table:number-columns-repeated="3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F20]/[.E20])" office:value-type="float" office:value="1.36017851398933" calcext:value-type="float">
            <text:p>1.360178514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J20]/[.I20])" office:value-type="float" office:value="0.13524465525059" calcext:value-type="float">
            <text:p>0.1352446553</text:p>
          </table:table-cell>
          <table:table-cell table:number-columns-repeated="3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F21]/[.E21])" office:value-type="float" office:value="1.39226727113533" calcext:value-type="float">
            <text:p>1.3922672711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J21]/[.I21])" office:value-type="float" office:value="0.106704150391378" calcext:value-type="float">
            <text:p>0.1067041504</text:p>
          </table:table-cell>
          <table:table-cell table:number-columns-repeated="3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F22]/[.E22])" office:value-type="float" office:value="1.41119781814299" calcext:value-type="float">
            <text:p>1.411197818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J22]/[.I22])" office:value-type="float" office:value="0.111152645665277" calcext:value-type="float">
            <text:p>0.1111526457</text:p>
          </table:table-cell>
          <table:table-cell table:number-columns-repeated="3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F23]/[.E23])" office:value-type="float" office:value="1.28918247450631" calcext:value-type="float">
            <text:p>1.2891824745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J23]/[.I23])" office:value-type="float" office:value="0.0837600265273706" calcext:value-type="float">
            <text:p>0.0837600265</text:p>
          </table:table-cell>
          <table:table-cell table:number-columns-repeated="3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F24]/[.E24])" office:value-type="float" office:value="1.19392246847243" calcext:value-type="float">
            <text:p>1.1939224685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J24]/[.I24])" office:value-type="float" office:value="0.082005837174495" calcext:value-type="float">
            <text:p>0.0820058372</text:p>
          </table:table-cell>
          <table:table-cell table:number-columns-repeated="3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F25]/[.E25])" office:value-type="float" office:value="1.05747771881598" calcext:value-type="float">
            <text:p>1.0574777188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J25]/[.I25])" office:value-type="float" office:value="0.0446315462316468" calcext:value-type="float">
            <text:p>0.0446315462</text:p>
          </table:table-cell>
          <table:table-cell table:number-columns-repeated="3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F26]/[.E26])" office:value-type="float" office:value="1.27223872614233" calcext:value-type="float">
            <text:p>1.2722387261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J26]/[.I26])" office:value-type="float" office:value="0.0678100668788683" calcext:value-type="float">
            <text:p>0.0678100669</text:p>
          </table:table-cell>
          <table:table-cell table:number-columns-repeated="3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F27]/[.E27])" office:value-type="float" office:value="1.283462233165" calcext:value-type="float">
            <text:p>1.2834622332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J27]/[.I27])" office:value-type="float" office:value="0.0371226627377622" calcext:value-type="float">
            <text:p>0.0371226627</text:p>
          </table:table-cell>
          <table:table-cell table:number-columns-repeated="3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F28]/[.E28])" office:value-type="float" office:value="1.37251770818238" calcext:value-type="float">
            <text:p>1.3725177082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J28]/[.I28])" office:value-type="float" office:value="0.0754190656476727" calcext:value-type="float">
            <text:p>0.0754190656</text:p>
          </table:table-cell>
          <table:table-cell table:number-columns-repeated="3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F29]/[.E29])" office:value-type="float" office:value="1.45002816322039" calcext:value-type="float">
            <text:p>1.4500281632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J29]/[.I29])" office:value-type="float" office:value="0.0610972160841557" calcext:value-type="float">
            <text:p>0.0610972161</text:p>
          </table:table-cell>
          <table:table-cell table:number-columns-repeated="3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F30]/[.E30])" office:value-type="float" office:value="1.46308257207034" calcext:value-type="float">
            <text:p>1.4630825721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J30]/[.I30])" office:value-type="float" office:value="0.126379377512223" calcext:value-type="float">
            <text:p>0.1263793775</text:p>
          </table:table-cell>
          <table:table-cell table:number-columns-repeated="3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F31]/[.E31])" office:value-type="float" office:value="1.50097341083868" calcext:value-type="float">
            <text:p>1.5009734108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J31]/[.I31])" office:value-type="float" office:value="0.109280885320075" calcext:value-type="float">
            <text:p>0.1092808853</text:p>
          </table:table-cell>
          <table:table-cell table:number-columns-repeated="3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F32]/[.E32])" office:value-type="float" office:value="1.43668640784346" calcext:value-type="float">
            <text:p>1.4366864078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J32]/[.I32])" office:value-type="float" office:value="0.116273283425368" calcext:value-type="float">
            <text:p>0.1162732834</text:p>
          </table:table-cell>
          <table:table-cell table:number-columns-repeated="3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F33]/[.E33])" office:value-type="float" office:value="1.41465674508213" calcext:value-type="float">
            <text:p>1.4146567451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J33]/[.I33])" office:value-type="float" office:value="0.121289314091904" calcext:value-type="float">
            <text:p>0.1212893141</text:p>
          </table:table-cell>
          <table:table-cell table:number-columns-repeated="3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F34]/[.E34])" office:value-type="float" office:value="1.49938268524906" calcext:value-type="float">
            <text:p>1.4993826852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J34]/[.I34])" office:value-type="float" office:value="0.109340028014763" calcext:value-type="float">
            <text:p>0.10934002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F35]/[.E35])" office:value-type="float" office:value="1.50035726085048" calcext:value-type="float">
            <text:p>1.5003572609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J35]/[.I35])" office:value-type="float" office:value="0.122146877301225" calcext:value-type="float">
            <text:p>0.1221468773</text:p>
          </table:table-cell>
          <table:table-cell table:number-columns-repeated="3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F36]/[.E36])" office:value-type="float" office:value="1.45893511049776" calcext:value-type="float">
            <text:p>1.4589351105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J36]/[.I36])" office:value-type="float" office:value="0.109301545580957" calcext:value-type="float">
            <text:p>0.1093015456</text:p>
          </table:table-cell>
          <table:table-cell table:number-columns-repeated="3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F37]/[.E37])" office:value-type="float" office:value="1.46878308721529" calcext:value-type="float">
            <text:p>1.4687830872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J37]/[.I37])" office:value-type="float" office:value="0.114254963095697" calcext:value-type="float">
            <text:p>0.114254963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F38]/[.E38])" office:value-type="float" office:value="1.49065437644413" calcext:value-type="float">
            <text:p>1.4906543764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J38]/[.I38])" office:value-type="float" office:value="0.0882249223689412" calcext:value-type="float">
            <text:p>0.0882249224</text:p>
          </table:table-cell>
          <table:table-cell table:number-columns-repeated="3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F39]/[.E39])" office:value-type="float" office:value="1.50396212964457" calcext:value-type="float">
            <text:p>1.5039621296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J39]/[.I39])" office:value-type="float" office:value="0.147709941426625" calcext:value-type="float">
            <text:p>0.1477099414</text:p>
          </table:table-cell>
          <table:table-cell table:number-columns-repeated="3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F40]/[.E40])" office:value-type="float" office:value="1.45435906761996" calcext:value-type="float">
            <text:p>1.4543590676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J40]/[.I40])" office:value-type="float" office:value="0.118478978338798" calcext:value-type="float">
            <text:p>0.1184789783</text:p>
          </table:table-cell>
          <table:table-cell table:number-columns-repeated="3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F41]/[.E41])" office:value-type="float" office:value="1.49330326363419" calcext:value-type="float">
            <text:p>1.493303263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J41]/[.I41])" office:value-type="float" office:value="0.101388362570733" calcext:value-type="float">
            <text:p>0.1013883626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F42]/[.E42])" office:value-type="float" office:value="1.52861991300733" calcext:value-type="float">
            <text:p>1.5286199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J42]/[.I42])" office:value-type="float" office:value="0.100251554649875" calcext:value-type="float">
            <text:p>0.1002515546</text:p>
          </table:table-cell>
          <table:table-cell table:number-columns-repeated="3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F43]/[.E43])" office:value-type="float" office:value="1.4832142917605" calcext:value-type="float">
            <text:p>1.4832142918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J43]/[.I43])" office:value-type="float" office:value="0.0993641449566307" calcext:value-type="float">
            <text:p>0.099364145</text:p>
          </table:table-cell>
          <table:table-cell table:number-columns-repeated="3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F44]/[.E44])" office:value-type="float" office:value="1.40946499919848" calcext:value-type="float">
            <text:p>1.4094649992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J44]/[.I44])" office:value-type="float" office:value="0.107564534644557" calcext:value-type="float">
            <text:p>0.1075645346</text:p>
          </table:table-cell>
          <table:table-cell table:number-columns-repeated="3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F45]/[.E45])" office:value-type="float" office:value="1.41271520166331" calcext:value-type="float">
            <text:p>1.4127152017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J45]/[.I45])" office:value-type="float" office:value="0.115504486431308" calcext:value-type="float">
            <text:p>0.1155044864</text:p>
          </table:table-cell>
          <table:table-cell table:number-columns-repeated="3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F46]/[.E46])" office:value-type="float" office:value="1.40599878933544" calcext:value-type="float">
            <text:p>1.4059987893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J46]/[.I46])" office:value-type="float" office:value="0.0875419393334442" calcext:value-type="float">
            <text:p>0.0875419393</text:p>
          </table:table-cell>
          <table:table-cell table:number-columns-repeated="3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F47]/[.E47])" office:value-type="float" office:value="1.42188350297007" calcext:value-type="float">
            <text:p>1.421883503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J47]/[.I47])" office:value-type="float" office:value="0.105205776779374" calcext:value-type="float">
            <text:p>0.1052057768</text:p>
          </table:table-cell>
          <table:table-cell table:number-columns-repeated="3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F48]/[.E48])" office:value-type="float" office:value="1.51871489663668" calcext:value-type="float">
            <text:p>1.5187148966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J48]/[.I48])" office:value-type="float" office:value="0.12168885374497" calcext:value-type="float">
            <text:p>0.1216888537</text:p>
          </table:table-cell>
          <table:table-cell table:number-columns-repeated="3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F49]/[.E49])" office:value-type="float" office:value="1.40924156103472" calcext:value-type="float">
            <text:p>1.409241561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J49]/[.I49])" office:value-type="float" office:value="0.12716206727609" calcext:value-type="float">
            <text:p>0.1271620673</text:p>
          </table:table-cell>
          <table:table-cell table:number-columns-repeated="3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F50]/[.E50])" office:value-type="float" office:value="1.21581507902271" calcext:value-type="float">
            <text:p>1.215815079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J50]/[.I50])" office:value-type="float" office:value="0.112154519022107" calcext:value-type="float">
            <text:p>0.112154519</text:p>
          </table:table-cell>
          <table:table-cell table:number-columns-repeated="3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F51]/[.E51])" office:value-type="float" office:value="1.45338253267795" calcext:value-type="float">
            <text:p>1.4533825327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J51]/[.I51])" office:value-type="float" office:value="0.131872748709638" calcext:value-type="float">
            <text:p>0.1318727487</text:p>
          </table:table-cell>
          <table:table-cell table:number-columns-repeated="3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F52]/[.E52])" office:value-type="float" office:value="1.44320817016214" calcext:value-type="float">
            <text:p>1.4432081702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J52]/[.I52])" office:value-type="float" office:value="0.102822736005356" calcext:value-type="float">
            <text:p>0.102822736</text:p>
          </table:table-cell>
          <table:table-cell table:number-columns-repeated="3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F53]/[.E53])" office:value-type="float" office:value="1.44147432338809" calcext:value-type="float">
            <text:p>1.4414743234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J53]/[.I53])" office:value-type="float" office:value="0.130239064275356" calcext:value-type="float">
            <text:p>0.1302390643</text:p>
          </table:table-cell>
          <table:table-cell table:number-columns-repeated="3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F54]/[.E54])" office:value-type="float" office:value="1.34314159850189" calcext:value-type="float">
            <text:p>1.3431415985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J54]/[.I54])" office:value-type="float" office:value="0.0834600490666471" calcext:value-type="float">
            <text:p>0.0834600491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F55]/[.E55])" office:value-type="float" office:value="1.38035668904867" calcext:value-type="float">
            <text:p>1.380356689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J55]/[.I55])" office:value-type="float" office:value="0.0938661362320913" calcext:value-type="float">
            <text:p>0.0938661362</text:p>
          </table:table-cell>
          <table:table-cell table:number-columns-repeated="3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F56]/[.E56])" office:value-type="float" office:value="1.48395050211882" calcext:value-type="float">
            <text:p>1.4839505021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J56]/[.I56])" office:value-type="float" office:value="0.11463540951339" calcext:value-type="float">
            <text:p>0.1146354095</text:p>
          </table:table-cell>
          <table:table-cell table:number-columns-repeated="3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F57]/[.E57])" office:value-type="float" office:value="1.44299370784676" calcext:value-type="float">
            <text:p>1.44299370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J57]/[.I57])" office:value-type="float" office:value="0.13131485944356" calcext:value-type="float">
            <text:p>0.1313148594</text:p>
          </table:table-cell>
          <table:table-cell table:number-columns-repeated="3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F58]/[.E58])" office:value-type="float" office:value="1.45988994377448" calcext:value-type="float">
            <text:p>1.459889943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J58]/[.I58])" office:value-type="float" office:value="0.122385101168994" calcext:value-type="float">
            <text:p>0.1223851012</text:p>
          </table:table-cell>
          <table:table-cell table:number-columns-repeated="3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F59]/[.E59])" office:value-type="float" office:value="1.46839998855544" calcext:value-type="float">
            <text:p>1.4683999886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J59]/[.I59])" office:value-type="float" office:value="0.0895729772338297" calcext:value-type="float">
            <text:p>0.0895729772</text:p>
          </table:table-cell>
          <table:table-cell table:number-columns-repeated="3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J60]/[.I6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F61]/[.E61])" office:value-type="float" office:value="1.3677955283229" calcext:value-type="float">
            <text:p>1.3677955283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J61]/[.I61])" office:value-type="float" office:value="0.111930309346329" calcext:value-type="float">
            <text:p>0.1119303093</text:p>
          </table:table-cell>
          <table:table-cell table:number-columns-repeated="3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F62]/[.E62])" office:value-type="float" office:value="1.47707881046926" calcext:value-type="float">
            <text:p>1.4770788105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J62]/[.I62])" office:value-type="float" office:value="0.137027429532091" calcext:value-type="float">
            <text:p>0.137027429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F63]/[.E63])" office:value-type="float" office:value="1.54912659303198" calcext:value-type="float">
            <text:p>1.54912659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J63]/[.I63])" office:value-type="float" office:value="0.0828643697233108" calcext:value-type="float">
            <text:p>0.0828643697</text:p>
          </table:table-cell>
          <table:table-cell table:number-columns-repeated="3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F64]/[.E64])" office:value-type="float" office:value="1.52779753840238" calcext:value-type="float">
            <text:p>1.52779753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J64]/[.I64])" office:value-type="float" office:value="0.108307690109006" calcext:value-type="float">
            <text:p>0.1083076901</text:p>
          </table:table-cell>
          <table:table-cell table:number-columns-repeated="3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F65]/[.E65])" office:value-type="float" office:value="1.47937637089121" calcext:value-type="float">
            <text:p>1.4793763709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J65]/[.I65])" office:value-type="float" office:value="0.0699090419587309" calcext:value-type="float">
            <text:p>0.069909042</text:p>
          </table:table-cell>
          <table:table-cell table:number-columns-repeated="3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F66]/[.E66])" office:value-type="float" office:value="1.39234105991587" calcext:value-type="float">
            <text:p>1.3923410599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J66]/[.I66])" office:value-type="float" office:value="0.12305526194437" calcext:value-type="float">
            <text:p>0.1230552619</text:p>
          </table:table-cell>
          <table:table-cell table:number-columns-repeated="3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F67]/[.E67])" office:value-type="float" office:value="1.50152702559027" calcext:value-type="float">
            <text:p>1.501527025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J67]/[.I67])" office:value-type="float" office:value="0.111816198876351" calcext:value-type="float">
            <text:p>0.1118161989</text:p>
          </table:table-cell>
          <table:table-cell table:number-columns-repeated="3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F68]/[.E68])" office:value-type="float" office:value="1.45884411777497" calcext:value-type="float">
            <text:p>1.4588441178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J68]/[.I68])" office:value-type="float" office:value="0.146268475165823" calcext:value-type="float">
            <text:p>0.1462684752</text:p>
          </table:table-cell>
          <table:table-cell table:number-columns-repeated="3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F69]/[.E69])" office:value-type="float" office:value="1.48577372918848" calcext:value-type="float">
            <text:p>1.4857737292</text:p>
          </table:table-cell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J69]/[.I69])" office:value-type="float" office:value="0.101994539407629" calcext:value-type="float">
            <text:p>0.1019945394</text:p>
          </table:table-cell>
          <table:table-cell table:number-columns-repeated="3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G4] / [Sheet1.K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G5] / [Sheet1.K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G6] / [Sheet1.K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G7] / [Sheet1.K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G8] / [Sheet1.K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G9] / [Sheet1.K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G10] / [Sheet1.K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G11] / [Sheet1.K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G12] / [Sheet1.K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G13] / [Sheet1.K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G14] / [Sheet1.K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G15] / [Sheet1.K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G16] / [Sheet1.K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G17] / [Sheet1.K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G18] / [Sheet1.K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G19] / [Sheet1.K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G20] / [Sheet1.K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G21] / [Sheet1.K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G22] / [Sheet1.K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G23] / [Sheet1.K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G24] / [Sheet1.K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G25] / [Sheet1.K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G26] / [Sheet1.K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G27] / [Sheet1.K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G28] / [Sheet1.K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G29] / [Sheet1.K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G30] / [Sheet1.K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G31] / [Sheet1.K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G32] / [Sheet1.K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G33] / [Sheet1.K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G34] / [Sheet1.K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G35] / [Sheet1.K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G36] / [Sheet1.K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G37] / [Sheet1.K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G38] / [Sheet1.K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G39] / [Sheet1.K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G40] / [Sheet1.K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G41] / [Sheet1.K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G42] / [Sheet1.K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G43] / [Sheet1.K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G44] / [Sheet1.K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G45] / [Sheet1.K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G46] / [Sheet1.K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G47] / [Sheet1.K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G48] / [Sheet1.K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G49] / [Sheet1.K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G50] / [Sheet1.K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G51] / [Sheet1.K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G52] / [Sheet1.K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G53] / [Sheet1.K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G54] / [Sheet1.K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G55] / [Sheet1.K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G56] / [Sheet1.K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G57] / [Sheet1.K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G58] / [Sheet1.K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G59] / [Sheet1.K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G60] / [Sheet1.K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G61] / [Sheet1.K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G62] / [Sheet1.K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G63] / [Sheet1.K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G64] / [Sheet1.K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G65] / [Sheet1.K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G66] / [Sheet1.K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G67] / [Sheet1.K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G68] / [Sheet1.K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G69] / [Sheet1.K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G70] / [Sheet1.K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G71] / [Sheet1.K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S4:Sheet3.S40 Sheet3.C1:Sheet3.C1 Sheet3.H4:Sheet3.H34 Sheet3.T4:Sheet3.T40 Sheet3.J1:Sheet3.J1 Sheet3.Q4:Sheet3.Q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 table:number-columns-spanned="6" table:number-rows-spanned="1">
            <text:p>RUN 4</text:p>
          </table:table-cell>
          <table:covered-table-cell table:number-columns-repeated="2"/>
          <table:covered-table-cell table:style-name="ce4"/>
          <table:covered-table-cell table:number-columns-repeated="2"/>
          <table:table-cell/>
          <table:table-cell table:style-name="ce7" office:value-type="string" calcext:value-type="string" table:number-columns-spanned="8" table:number-rows-spanned="1">
            <text:p>RUN 5</text:p>
          </table:table-cell>
          <table:covered-table-cell table:number-columns-repeated="4"/>
          <table:covered-table-cell table:style-name="ce4"/>
          <table:covered-table-cell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4"/>
          <table:table-cell table:style-name="ce4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hours 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Temp (°C)</text:p>
          </table:table-cell>
          <table:table-cell table:style-name="ce6"/>
          <table:table-cell table:style-name="ce6" office:value-type="string" calcext:value-type="string">
            <text:p>file number</text:p>
          </table:table-cell>
          <table:table-cell table:style-name="ce6" office:value-type="string" calcext:value-type="string">
            <text:p>Light Region</text:p>
          </table:table-cell>
          <table:table-cell table:style-name="ce6" office:value-type="string" calcext:value-type="string">
            <text:p>Dark Region</text:p>
          </table:table-cell>
          <table:table-cell table:style-name="ce6" office:value-type="string" calcext:value-type="string">
            <text:p>&lt;PE&gt;</text:p>
          </table:table-cell>
          <table:table-cell/>
          <table:table-cell table:style-name="ce6" office:value-type="string" calcext:value-type="string">
            <text:p>hours 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Temp (°C)</text:p>
          </table:table-cell>
          <table:table-cell table:style-name="ce6"/>
          <table:table-cell table:style-name="ce6" office:value-type="string" calcext:value-type="string">
            <text:p>file number</text:p>
          </table:table-cell>
          <table:table-cell table:style-name="ce6" office:value-type="string" calcext:value-type="string">
            <text:p>Light Region</text:p>
          </table:table-cell>
          <table:table-cell table:style-name="ce6" office:value-type="string" calcext:value-type="string">
            <text:p>Dark Region</text:p>
          </table:table-cell>
          <table:table-cell table:style-name="ce6" office:value-type="string" calcext:value-type="string">
            <text:p>&lt;PE&gt;</text:p>
          </table:table-cell>
          <table:table-cell/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G4]/[Sheet3.F4])" office:value-type="float" office:value="0.500113331006819" calcext:value-type="float">
            <text:p>0.500113331</text:p>
          </table:table-cell>
          <table:table-cell/>
          <table:table-cell office:value-type="time" office:time-value="PT14H51M00S" calcext:value-type="time">
            <text:p>02:51:00 PM</text:p>
          </table:table-cell>
          <table:table-cell table:formula="of:=HOUR([.J4])*60+MINUTE([.J4])" office:value-type="float" office:value="891" calcext:value-type="float">
            <text:p>891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P4]/[Sheet3.O4])" office:value-type="float" office:value="0.504361773833102" calcext:value-type="float">
            <text:p>0.5043617738</text:p>
          </table:table-cell>
          <table:table-cell/>
          <table:table-cell table:formula="of:=[.B4]-[.B4]" office:value-type="float" office:value="0" calcext:value-type="float">
            <text:p>0</text:p>
          </table:table-cell>
          <table:table-cell table:formula="of:=[.K4]-[.K4]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G5]/[Sheet3.F5])" office:value-type="float" office:value="0.517056173516627" calcext:value-type="float">
            <text:p>0.5170561735</text:p>
          </table:table-cell>
          <table:table-cell/>
          <table:table-cell office:value-type="time" office:time-value="PT14H54M00S" calcext:value-type="time">
            <text:p>02:54:00 PM</text:p>
          </table:table-cell>
          <table:table-cell table:formula="of:=HOUR([.J5])*60+MINUTE([.J5])" office:value-type="float" office:value="894" calcext:value-type="float">
            <text:p>894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P5]/[Sheet3.O5])" office:value-type="float" office:value="0.510025760842697" calcext:value-type="float">
            <text:p>0.5100257608</text:p>
          </table:table-cell>
          <table:table-cell/>
          <table:table-cell table:formula="of:=[.B5]-652" office:value-type="float" office:value="4" calcext:value-type="float">
            <text:p>4</text:p>
          </table:table-cell>
          <table:table-cell table:formula="of:=[.K5]-891" office:value-type="float" office:value="3" calcext:value-type="float">
            <text:p>3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G6]/[Sheet3.F6])" office:value-type="float" office:value="0.502447900137017" calcext:value-type="float">
            <text:p>0.5024479001</text:p>
          </table:table-cell>
          <table:table-cell/>
          <table:table-cell office:value-type="time" office:time-value="PT14H57M00S" calcext:value-type="time">
            <text:p>02:57:00 PM</text:p>
          </table:table-cell>
          <table:table-cell table:formula="of:=HOUR([.J6])*60+MINUTE([.J6])" office:value-type="float" office:value="897" calcext:value-type="float">
            <text:p>89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P6]/[Sheet3.O6])" office:value-type="float" office:value="0.512522042417032" calcext:value-type="float">
            <text:p>0.5125220424</text:p>
          </table:table-cell>
          <table:table-cell/>
          <table:table-cell table:formula="of:=[.B6]-652" office:value-type="float" office:value="7" calcext:value-type="float">
            <text:p>7</text:p>
          </table:table-cell>
          <table:table-cell table:formula="of:=[.K6]-891" office:value-type="float" office:value="6" calcext:value-type="float">
            <text:p>6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G7]/[Sheet3.F7])" office:value-type="float" office:value="0.517877973589954" calcext:value-type="float">
            <text:p>0.5178779736</text:p>
          </table:table-cell>
          <table:table-cell/>
          <table:table-cell office:value-type="time" office:time-value="PT15H01M00S" calcext:value-type="time">
            <text:p>03:01:00 PM</text:p>
          </table:table-cell>
          <table:table-cell table:formula="of:=HOUR([.J7])*60+MINUTE([.J7])" office:value-type="float" office:value="901" calcext:value-type="float">
            <text:p>901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P7]/[Sheet3.O7])" office:value-type="float" office:value="0.51847537277882" calcext:value-type="float">
            <text:p>0.5184753728</text:p>
          </table:table-cell>
          <table:table-cell/>
          <table:table-cell table:formula="of:=[.B7]-652" office:value-type="float" office:value="10" calcext:value-type="float">
            <text:p>10</text:p>
          </table:table-cell>
          <table:table-cell table:formula="of:=[.K7]-891" office:value-type="float" office:value="10" calcext:value-type="float">
            <text:p>10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G8]/[Sheet3.F8])" office:value-type="float" office:value="0.521399595208147" calcext:value-type="float">
            <text:p>0.5213995952</text:p>
          </table:table-cell>
          <table:table-cell/>
          <table:table-cell office:value-type="time" office:time-value="PT15H04M00S" calcext:value-type="time">
            <text:p>03:04:00 PM</text:p>
          </table:table-cell>
          <table:table-cell table:formula="of:=HOUR([.J8])*60+MINUTE([.J8])" office:value-type="float" office:value="904" calcext:value-type="float">
            <text:p>904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P8]/[Sheet3.O8])" office:value-type="float" office:value="0.534627545917172" calcext:value-type="float">
            <text:p>0.5346275459</text:p>
          </table:table-cell>
          <table:table-cell/>
          <table:table-cell table:formula="of:=[.B8]-652" office:value-type="float" office:value="13" calcext:value-type="float">
            <text:p>13</text:p>
          </table:table-cell>
          <table:table-cell table:formula="of:=[.K8]-891" office:value-type="float" office:value="13" calcext:value-type="float">
            <text:p>13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G9]/[Sheet3.F9])" office:value-type="float" office:value="0.509645772442611" calcext:value-type="float">
            <text:p>0.5096457724</text:p>
          </table:table-cell>
          <table:table-cell/>
          <table:table-cell office:value-type="time" office:time-value="PT15H07M00S" calcext:value-type="time">
            <text:p>03:07:00 PM</text:p>
          </table:table-cell>
          <table:table-cell table:formula="of:=HOUR([.J9])*60+MINUTE([.J9])" office:value-type="float" office:value="907" calcext:value-type="float">
            <text:p>907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P9]/[Sheet3.O9])" office:value-type="float" office:value="0.510939253673505" calcext:value-type="float">
            <text:p>0.5109392537</text:p>
          </table:table-cell>
          <table:table-cell/>
          <table:table-cell table:formula="of:=[.B9]-652" office:value-type="float" office:value="17" calcext:value-type="float">
            <text:p>17</text:p>
          </table:table-cell>
          <table:table-cell table:formula="of:=[.K9]-891" office:value-type="float" office:value="16" calcext:value-type="float">
            <text:p>16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G10]/[Sheet3.F10])" office:value-type="float" office:value="0.530146162922532" calcext:value-type="float">
            <text:p>0.5301461629</text:p>
          </table:table-cell>
          <table:table-cell/>
          <table:table-cell office:value-type="time" office:time-value="PT15H10M00S" calcext:value-type="time">
            <text:p>03:10:00 PM</text:p>
          </table:table-cell>
          <table:table-cell table:formula="of:=HOUR([.J10])*60+MINUTE([.J10])" office:value-type="float" office:value="910" calcext:value-type="float">
            <text:p>910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P10]/[Sheet3.O10])" office:value-type="float" office:value="0.51770499773688" calcext:value-type="float">
            <text:p>0.5177049977</text:p>
          </table:table-cell>
          <table:table-cell/>
          <table:table-cell table:formula="of:=[.B10]-652" office:value-type="float" office:value="21" calcext:value-type="float">
            <text:p>21</text:p>
          </table:table-cell>
          <table:table-cell table:formula="of:=[.K10]-891" office:value-type="float" office:value="19" calcext:value-type="float">
            <text:p>19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G11]/[Sheet3.F11])" office:value-type="float" office:value="0.523657428061284" calcext:value-type="float">
            <text:p>0.5236574281</text:p>
          </table:table-cell>
          <table:table-cell/>
          <table:table-cell office:value-type="time" office:time-value="PT15H13M00S" calcext:value-type="time">
            <text:p>03:13:00 PM</text:p>
          </table:table-cell>
          <table:table-cell table:formula="of:=HOUR([.J11])*60+MINUTE([.J11])" office:value-type="float" office:value="913" calcext:value-type="float">
            <text:p>913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P11]/[Sheet3.O11])" office:value-type="float" office:value="0.537993929538928" calcext:value-type="float">
            <text:p>0.5379939295</text:p>
          </table:table-cell>
          <table:table-cell/>
          <table:table-cell table:formula="of:=[.B11]-652" office:value-type="float" office:value="24" calcext:value-type="float">
            <text:p>24</text:p>
          </table:table-cell>
          <table:table-cell table:formula="of:=[.K11]-891" office:value-type="float" office:value="22" calcext:value-type="float">
            <text:p>22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G12]/[Sheet3.F12])" office:value-type="float" office:value="0.511943394508129" calcext:value-type="float">
            <text:p>0.5119433945</text:p>
          </table:table-cell>
          <table:table-cell/>
          <table:table-cell office:value-type="time" office:time-value="PT15H17M00S" calcext:value-type="time">
            <text:p>03:17:00 PM</text:p>
          </table:table-cell>
          <table:table-cell table:formula="of:=HOUR([.J12])*60+MINUTE([.J12])" office:value-type="float" office:value="917" calcext:value-type="float">
            <text:p>917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P12]/[Sheet3.O12])" office:value-type="float" office:value="0.532049650233142" calcext:value-type="float">
            <text:p>0.5320496502</text:p>
          </table:table-cell>
          <table:table-cell/>
          <table:table-cell table:formula="of:=[.B12]-652" office:value-type="float" office:value="27" calcext:value-type="float">
            <text:p>27</text:p>
          </table:table-cell>
          <table:table-cell table:formula="of:=[.K12]-891" office:value-type="float" office:value="26" calcext:value-type="float">
            <text:p>26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G13]/[Sheet3.F13])" office:value-type="float" office:value="0.519280347684923" calcext:value-type="float">
            <text:p>0.5192803477</text:p>
          </table:table-cell>
          <table:table-cell/>
          <table:table-cell office:value-type="time" office:time-value="PT15H20M00S" calcext:value-type="time">
            <text:p>03:20:00 PM</text:p>
          </table:table-cell>
          <table:table-cell table:formula="of:=HOUR([.J13])*60+MINUTE([.J13])" office:value-type="float" office:value="920" calcext:value-type="float">
            <text:p>920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P13]/[Sheet3.O13])" office:value-type="float" office:value="0.524080883172308" calcext:value-type="float">
            <text:p>0.5240808832</text:p>
          </table:table-cell>
          <table:table-cell/>
          <table:table-cell table:formula="of:=[.B13]-652" office:value-type="float" office:value="30" calcext:value-type="float">
            <text:p>30</text:p>
          </table:table-cell>
          <table:table-cell table:formula="of:=[.K13]-891" office:value-type="float" office:value="29" calcext:value-type="float">
            <text:p>29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G14]/[Sheet3.F14])" office:value-type="float" office:value="0.510327319905324" calcext:value-type="float">
            <text:p>0.5103273199</text:p>
          </table:table-cell>
          <table:table-cell/>
          <table:table-cell office:value-type="time" office:time-value="PT15H23M00S" calcext:value-type="time">
            <text:p>03:23:00 PM</text:p>
          </table:table-cell>
          <table:table-cell table:formula="of:=HOUR([.J14])*60+MINUTE([.J14])" office:value-type="float" office:value="923" calcext:value-type="float">
            <text:p>923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P14]/[Sheet3.O14])" office:value-type="float" office:value="0.523843964525248" calcext:value-type="float">
            <text:p>0.5238439645</text:p>
          </table:table-cell>
          <table:table-cell/>
          <table:table-cell table:formula="of:=[.B14]-652" office:value-type="float" office:value="33" calcext:value-type="float">
            <text:p>33</text:p>
          </table:table-cell>
          <table:table-cell table:formula="of:=[.K14]-891" office:value-type="float" office:value="32" calcext:value-type="float">
            <text:p>32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G15]/[Sheet3.F15])" office:value-type="float" office:value="0.535684271693807" calcext:value-type="float">
            <text:p>0.5356842717</text:p>
          </table:table-cell>
          <table:table-cell/>
          <table:table-cell office:value-type="time" office:time-value="PT15H27M00S" calcext:value-type="time">
            <text:p>03:27:00 PM</text:p>
          </table:table-cell>
          <table:table-cell table:formula="of:=HOUR([.J15])*60+MINUTE([.J15])" office:value-type="float" office:value="927" calcext:value-type="float">
            <text:p>927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P15]/[Sheet3.O15])" office:value-type="float" office:value="0.542652988622219" calcext:value-type="float">
            <text:p>0.5426529886</text:p>
          </table:table-cell>
          <table:table-cell/>
          <table:table-cell table:formula="of:=[.B15]-652" office:value-type="float" office:value="37" calcext:value-type="float">
            <text:p>37</text:p>
          </table:table-cell>
          <table:table-cell table:formula="of:=[.K15]-891" office:value-type="float" office:value="36" calcext:value-type="float">
            <text:p>3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G16]/[Sheet3.F16])" office:value-type="float" office:value="0.495561656097259" calcext:value-type="float">
            <text:p>0.4955616561</text:p>
          </table:table-cell>
          <table:table-cell/>
          <table:table-cell office:value-type="time" office:time-value="PT15H30M00S" calcext:value-type="time">
            <text:p>03:30:00 PM</text:p>
          </table:table-cell>
          <table:table-cell table:formula="of:=HOUR([.J16])*60+MINUTE([.J16])" office:value-type="float" office:value="930" calcext:value-type="float">
            <text:p>930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P16]/[Sheet3.O16])" office:value-type="float" office:value="0.533517034968061" calcext:value-type="float">
            <text:p>0.533517035</text:p>
          </table:table-cell>
          <table:table-cell/>
          <table:table-cell table:formula="of:=[.B16]-652" office:value-type="float" office:value="40" calcext:value-type="float">
            <text:p>40</text:p>
          </table:table-cell>
          <table:table-cell table:formula="of:=[.K16]-891" office:value-type="float" office:value="39" calcext:value-type="float">
            <text:p>39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G17]/[Sheet3.F17])" office:value-type="float" office:value="0.497552799854796" calcext:value-type="float">
            <text:p>0.4975527999</text:p>
          </table:table-cell>
          <table:table-cell/>
          <table:table-cell office:value-type="time" office:time-value="PT15H33M00S" calcext:value-type="time">
            <text:p>03:33:00 PM</text:p>
          </table:table-cell>
          <table:table-cell table:formula="of:=HOUR([.J17])*60+MINUTE([.J17])"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P17]/[Sheet3.O17])" office:value-type="float" office:value="0.53741868005147" calcext:value-type="float">
            <text:p>0.5374186801</text:p>
          </table:table-cell>
          <table:table-cell/>
          <table:table-cell table:formula="of:=[.B17]-652" office:value-type="float" office:value="43" calcext:value-type="float">
            <text:p>43</text:p>
          </table:table-cell>
          <table:table-cell table:formula="of:=[.K17]-891" office:value-type="float" office:value="42" calcext:value-type="float">
            <text:p>4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G18]/[Sheet3.F18])" office:value-type="float" office:value="0.5143735045459" calcext:value-type="float">
            <text:p>0.5143735045</text:p>
          </table:table-cell>
          <table:table-cell/>
          <table:table-cell office:value-type="time" office:time-value="PT15H36M00S" calcext:value-type="time">
            <text:p>03:36:00 PM</text:p>
          </table:table-cell>
          <table:table-cell table:formula="of:=HOUR([.J18])*60+MINUTE([.J18])" office:value-type="float" office:value="936" calcext:value-type="float">
            <text:p>936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P18]/[Sheet3.O18])" office:value-type="float" office:value="0.533446070202038" calcext:value-type="float">
            <text:p>0.5334460702</text:p>
          </table:table-cell>
          <table:table-cell/>
          <table:table-cell table:formula="of:=[.B18]-652" office:value-type="float" office:value="47" calcext:value-type="float">
            <text:p>47</text:p>
          </table:table-cell>
          <table:table-cell table:formula="of:=[.K18]-891"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0M00S" calcext:value-type="time">
            <text:p>03:40:00 PM</text:p>
          </table:table-cell>
          <table:table-cell table:formula="of:=HOUR([.J19])*60+MINUTE([.J19])" office:value-type="float" office:value="940" calcext:value-type="float">
            <text:p>940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P19]/[Sheet3.O19])" office:value-type="float" office:value="0.506115299465807" calcext:value-type="float">
            <text:p>0.5061152995</text:p>
          </table:table-cell>
          <table:table-cell/>
          <table:table-cell table:formula="of:=[.B19]-652" office:value-type="float" office:value="51" calcext:value-type="float">
            <text:p>51</text:p>
          </table:table-cell>
          <table:table-cell table:formula="of:=[.K19]-891" office:value-type="float" office:value="49" calcext:value-type="float">
            <text:p>4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G19]/[Sheet3.F19])" office:value-type="float" office:value="0.513273034812222" calcext:value-type="float">
            <text:p>0.5132730348</text:p>
          </table:table-cell>
          <table:table-cell/>
          <table:table-cell office:value-type="time" office:time-value="PT15H44M00S" calcext:value-type="time">
            <text:p>03:44:00 PM</text:p>
          </table:table-cell>
          <table:table-cell table:formula="of:=HOUR([.J20])*60+MINUTE([.J20])" office:value-type="float" office:value="944" calcext:value-type="float">
            <text:p>944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P20]/[Sheet3.O20])" office:value-type="float" office:value="0.521046271638395" calcext:value-type="float">
            <text:p>0.5210462716</text:p>
          </table:table-cell>
          <table:table-cell/>
          <table:table-cell table:formula="of:=[.B20]-652" office:value-type="float" office:value="55" calcext:value-type="float">
            <text:p>55</text:p>
          </table:table-cell>
          <table:table-cell table:formula="of:=[.K20]-891" office:value-type="float" office:value="53" calcext:value-type="float">
            <text:p>53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G20]/[Sheet3.F20])" office:value-type="float" office:value="0.52341986180395" calcext:value-type="float">
            <text:p>0.5234198618</text:p>
          </table:table-cell>
          <table:table-cell/>
          <table:table-cell office:value-type="time" office:time-value="PT15H47M00S" calcext:value-type="time">
            <text:p>03:47:00 PM</text:p>
          </table:table-cell>
          <table:table-cell table:formula="of:=HOUR([.J21])*60+MINUTE([.J21])" office:value-type="float" office:value="947" calcext:value-type="float">
            <text:p>947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P21]/[Sheet3.O21])" office:value-type="float" office:value="0.504327282480584" calcext:value-type="float">
            <text:p>0.5043272825</text:p>
          </table:table-cell>
          <table:table-cell/>
          <table:table-cell table:formula="of:=[.B21]-652" office:value-type="float" office:value="58" calcext:value-type="float">
            <text:p>58</text:p>
          </table:table-cell>
          <table:table-cell table:formula="of:=[.K21]-891" office:value-type="float" office:value="56" calcext:value-type="float">
            <text:p>56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G21]/[Sheet3.F21])" office:value-type="float" office:value="0.505780262681012" calcext:value-type="float">
            <text:p>0.5057802627</text:p>
          </table:table-cell>
          <table:table-cell/>
          <table:table-cell office:value-type="time" office:time-value="PT15H50M00S" calcext:value-type="time">
            <text:p>03:50:00 PM</text:p>
          </table:table-cell>
          <table:table-cell table:formula="of:=HOUR([.J22])*60+MINUTE([.J22])" office:value-type="float" office:value="950" calcext:value-type="float">
            <text:p>950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P22]/[Sheet3.O22])" office:value-type="float" office:value="0.523368917140559" calcext:value-type="float">
            <text:p>0.5233689171</text:p>
          </table:table-cell>
          <table:table-cell/>
          <table:table-cell table:formula="of:=[.B22]-652" office:value-type="float" office:value="61" calcext:value-type="float">
            <text:p>61</text:p>
          </table:table-cell>
          <table:table-cell table:formula="of:=[.K22]-891" office:value-type="float" office:value="59" calcext:value-type="float">
            <text:p>59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G22]/[Sheet3.F22])" office:value-type="float" office:value="0.496321245955277" calcext:value-type="float">
            <text:p>0.496321246</text:p>
          </table:table-cell>
          <table:table-cell/>
          <table:table-cell office:value-type="time" office:time-value="PT15H53M00S" calcext:value-type="time">
            <text:p>03:53:00 PM</text:p>
          </table:table-cell>
          <table:table-cell table:formula="of:=HOUR([.J23])*60+MINUTE([.J23])" office:value-type="float" office:value="953" calcext:value-type="float">
            <text:p>953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P23]/[Sheet3.O23])" office:value-type="float" office:value="0.537746855582846" calcext:value-type="float">
            <text:p>0.5377468556</text:p>
          </table:table-cell>
          <table:table-cell/>
          <table:table-cell table:formula="of:=[.B23]-652" office:value-type="float" office:value="64" calcext:value-type="float">
            <text:p>64</text:p>
          </table:table-cell>
          <table:table-cell table:formula="of:=[.K23]-891" office:value-type="float" office:value="62" calcext:value-type="float">
            <text:p>62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G23]/[Sheet3.F23])" office:value-type="float" office:value="0.507918978510026" calcext:value-type="float">
            <text:p>0.5079189785</text:p>
          </table:table-cell>
          <table:table-cell/>
          <table:table-cell office:value-type="time" office:time-value="PT15H56M00S" calcext:value-type="time">
            <text:p>03:56:00 PM</text:p>
          </table:table-cell>
          <table:table-cell table:formula="of:=HOUR([.J24])*60+MINUTE([.J24])" office:value-type="float" office:value="956" calcext:value-type="float">
            <text:p>956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P24]/[Sheet3.O24])" office:value-type="float" office:value="0.519190996562404" calcext:value-type="float">
            <text:p>0.5191909966</text:p>
          </table:table-cell>
          <table:table-cell/>
          <table:table-cell table:formula="of:=[.B24]-652" office:value-type="float" office:value="67" calcext:value-type="float">
            <text:p>67</text:p>
          </table:table-cell>
          <table:table-cell table:formula="of:=[.K24]-891" office:value-type="float" office:value="65" calcext:value-type="float">
            <text:p>65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G24]/[Sheet3.F24])" office:value-type="float" office:value="0.521686863197595" calcext:value-type="float">
            <text:p>0.5216868632</text:p>
          </table:table-cell>
          <table:table-cell/>
          <table:table-cell office:value-type="time" office:time-value="PT15H59M00S" calcext:value-type="time">
            <text:p>03:59:00 PM</text:p>
          </table:table-cell>
          <table:table-cell table:formula="of:=HOUR([.J25])*60+MINUTE([.J25])" office:value-type="float" office:value="959" calcext:value-type="float">
            <text:p>959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P25]/[Sheet3.O25])" office:value-type="float" office:value="0.530080268309914" calcext:value-type="float">
            <text:p>0.5300802683</text:p>
          </table:table-cell>
          <table:table-cell/>
          <table:table-cell table:formula="of:=[.B25]-652" office:value-type="float" office:value="71" calcext:value-type="float">
            <text:p>71</text:p>
          </table:table-cell>
          <table:table-cell table:formula="of:=[.K25]-891" office:value-type="float" office:value="68" calcext:value-type="float">
            <text:p>68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G25]/[Sheet3.F25])" office:value-type="float" office:value="0.518333600125868" calcext:value-type="float">
            <text:p>0.5183336001</text:p>
          </table:table-cell>
          <table:table-cell/>
          <table:table-cell office:value-type="time" office:time-value="PT16H03M00S" calcext:value-type="time">
            <text:p>04:03:00 PM</text:p>
          </table:table-cell>
          <table:table-cell table:formula="of:=HOUR([.J26])*60+MINUTE([.J26])" office:value-type="float" office:value="963" calcext:value-type="float">
            <text:p>963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P26]/[Sheet3.O26])" office:value-type="float" office:value="0.509482440219523" calcext:value-type="float">
            <text:p>0.5094824402</text:p>
          </table:table-cell>
          <table:table-cell/>
          <table:table-cell table:formula="of:=[.B26]-652" office:value-type="float" office:value="74" calcext:value-type="float">
            <text:p>74</text:p>
          </table:table-cell>
          <table:table-cell table:formula="of:=[.K26]-891" office:value-type="float" office:value="72" calcext:value-type="float">
            <text:p>72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G27]/[Sheet3.F27])" office:value-type="float" office:value="0.517315786527209" calcext:value-type="float">
            <text:p>0.5173157865</text:p>
          </table:table-cell>
          <table:table-cell/>
          <table:table-cell office:value-type="time" office:time-value="PT16H06M00S" calcext:value-type="time">
            <text:p>04:06:00 PM</text:p>
          </table:table-cell>
          <table:table-cell table:formula="of:=HOUR([.J27])*60+MINUTE([.J27])" office:value-type="float" office:value="966" calcext:value-type="float">
            <text:p>966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P27]/[Sheet3.O27])" office:value-type="float" office:value="0.501839683968276" calcext:value-type="float">
            <text:p>0.501839684</text:p>
          </table:table-cell>
          <table:table-cell/>
          <table:table-cell table:formula="of:=[.B27]-652" office:value-type="float" office:value="78" calcext:value-type="float">
            <text:p>78</text:p>
          </table:table-cell>
          <table:table-cell table:formula="of:=[.K27]-891" office:value-type="float" office:value="75" calcext:value-type="float">
            <text:p>75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G28]/[Sheet3.F28])" office:value-type="float" office:value="0.519368737373971" calcext:value-type="float">
            <text:p>0.5193687374</text:p>
          </table:table-cell>
          <table:table-cell/>
          <table:table-cell office:value-type="time" office:time-value="PT16H09M00S" calcext:value-type="time">
            <text:p>04:09:00 PM</text:p>
          </table:table-cell>
          <table:table-cell table:formula="of:=HOUR([.J28])*60+MINUTE([.J28])" office:value-type="float" office:value="969" calcext:value-type="float">
            <text:p>969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P28]/[Sheet3.O28])" office:value-type="float" office:value="0.521667937143042" calcext:value-type="float">
            <text:p>0.5216679371</text:p>
          </table:table-cell>
          <table:table-cell/>
          <table:table-cell table:formula="of:=[.B28]-652" office:value-type="float" office:value="81" calcext:value-type="float">
            <text:p>81</text:p>
          </table:table-cell>
          <table:table-cell table:formula="of:=[.K28]-891" office:value-type="float" office:value="78" calcext:value-type="float">
            <text:p>78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G29]/[Sheet3.F29])" office:value-type="float" office:value="0.522837896206784" calcext:value-type="float">
            <text:p>0.5228378962</text:p>
          </table:table-cell>
          <table:table-cell/>
          <table:table-cell office:value-type="time" office:time-value="PT16H12M00S" calcext:value-type="time">
            <text:p>04:12:00 PM</text:p>
          </table:table-cell>
          <table:table-cell table:formula="of:=HOUR([.J29])*60+MINUTE([.J29])" office:value-type="float" office:value="972" calcext:value-type="float">
            <text:p>972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P29]/[Sheet3.O29])" office:value-type="float" office:value="0.529817429404214" calcext:value-type="float">
            <text:p>0.5298174294</text:p>
          </table:table-cell>
          <table:table-cell/>
          <table:table-cell table:formula="of:=[.B29]-652" office:value-type="float" office:value="84" calcext:value-type="float">
            <text:p>84</text:p>
          </table:table-cell>
          <table:table-cell table:formula="of:=[.K29]-891" office:value-type="float" office:value="81" calcext:value-type="float">
            <text:p>81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G30]/[Sheet3.F30])" office:value-type="float" office:value="0.501812003549926" calcext:value-type="float">
            <text:p>0.5018120035</text:p>
          </table:table-cell>
          <table:table-cell/>
          <table:table-cell office:value-type="time" office:time-value="PT16H15M00S" calcext:value-type="time">
            <text:p>04:15:00 PM</text:p>
          </table:table-cell>
          <table:table-cell table:formula="of:=HOUR([.J30])*60+MINUTE([.J30])" office:value-type="float" office:value="975" calcext:value-type="float">
            <text:p>975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P30]/[Sheet3.O30])" office:value-type="float" office:value="0.527285325507107" calcext:value-type="float">
            <text:p>0.5272853255</text:p>
          </table:table-cell>
          <table:table-cell/>
          <table:table-cell table:formula="of:=[.B30]-652" office:value-type="float" office:value="87" calcext:value-type="float">
            <text:p>87</text:p>
          </table:table-cell>
          <table:table-cell table:formula="of:=[.K30]-891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G31]/[Sheet3.F31])" office:value-type="float" office:value="0.530238463491459" calcext:value-type="float">
            <text:p>0.5302384635</text:p>
          </table:table-cell>
          <table:table-cell/>
          <table:table-cell office:value-type="time" office:time-value="PT16H19M00S" calcext:value-type="time">
            <text:p>04:19:00 PM</text:p>
          </table:table-cell>
          <table:table-cell table:formula="of:=HOUR([.J31])*60+MINUTE([.J31])" office:value-type="float" office:value="979" calcext:value-type="float">
            <text:p>979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P31]/[Sheet3.O31])" office:value-type="float" office:value="0.513026011618397" calcext:value-type="float">
            <text:p>0.5130260116</text:p>
          </table:table-cell>
          <table:table-cell/>
          <table:table-cell table:formula="of:=[.B31]-652" office:value-type="float" office:value="91" calcext:value-type="float">
            <text:p>91</text:p>
          </table:table-cell>
          <table:table-cell table:formula="of:=[.K31]-891" office:value-type="float" office:value="88" calcext:value-type="float">
            <text:p>88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G32]/[Sheet3.F32])" office:value-type="float" office:value="0.499417858077577" calcext:value-type="float">
            <text:p>0.4994178581</text:p>
          </table:table-cell>
          <table:table-cell/>
          <table:table-cell office:value-type="time" office:time-value="PT16H22M00S" calcext:value-type="time">
            <text:p>04:22:00 PM</text:p>
          </table:table-cell>
          <table:table-cell table:formula="of:=HOUR([.J32])*60+MINUTE([.J32])" office:value-type="float" office:value="982" calcext:value-type="float">
            <text:p>982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P32]/[Sheet3.O32])" office:value-type="float" office:value="0.520938624832143" calcext:value-type="float">
            <text:p>0.5209386248</text:p>
          </table:table-cell>
          <table:table-cell/>
          <table:table-cell table:formula="of:=[.B32]-652" office:value-type="float" office:value="94" calcext:value-type="float">
            <text:p>94</text:p>
          </table:table-cell>
          <table:table-cell table:formula="of:=[.K32]-891" office:value-type="float" office:value="91" calcext:value-type="float">
            <text:p>91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G33]/[Sheet3.F33])" office:value-type="float" office:value="0.525617940362397" calcext:value-type="float">
            <text:p>0.5256179404</text:p>
          </table:table-cell>
          <table:table-cell/>
          <table:table-cell office:value-type="time" office:time-value="PT16H25M00S" calcext:value-type="time">
            <text:p>04:25:00 PM</text:p>
          </table:table-cell>
          <table:table-cell table:formula="of:=HOUR([.J33])*60+MINUTE([.J33])" office:value-type="float" office:value="985" calcext:value-type="float">
            <text:p>985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P33]/[Sheet3.O33])" office:value-type="float" office:value="0.52334835492386" calcext:value-type="float">
            <text:p>0.5233483549</text:p>
          </table:table-cell>
          <table:table-cell/>
          <table:table-cell table:formula="of:=[.B33]-652" office:value-type="float" office:value="97" calcext:value-type="float">
            <text:p>97</text:p>
          </table:table-cell>
          <table:table-cell table:formula="of:=[.K33]-891"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G34]/[Sheet3.F34])" office:value-type="float" office:value="0.509005787049005" calcext:value-type="float">
            <text:p>0.509005787</text:p>
          </table:table-cell>
          <table:table-cell/>
          <table:table-cell office:value-type="time" office:time-value="PT16H28M00S" calcext:value-type="time">
            <text:p>04:28:00 PM</text:p>
          </table:table-cell>
          <table:table-cell table:formula="of:=HOUR([.J34])*60+MINUTE([.J34])" office:value-type="float" office:value="988" calcext:value-type="float">
            <text:p>988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P34]/[Sheet3.O34])" office:value-type="float" office:value="0.505068731067531" calcext:value-type="float">
            <text:p>0.5050687311</text:p>
          </table:table-cell>
          <table:table-cell/>
          <table:table-cell table:formula="of:=[.B34]-652" office:value-type="float" office:value="100" calcext:value-type="float">
            <text:p>100</text:p>
          </table:table-cell>
          <table:table-cell table:formula="of:=[.K34]-891" office:value-type="float" office:value="97" calcext:value-type="float">
            <text:p>97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G35]/[Sheet3.F35])" office:value-type="float" office:value="0.530582579577154" calcext:value-type="float">
            <text:p>0.5305825796</text:p>
          </table:table-cell>
          <table:table-cell/>
          <table:table-cell office:value-type="time" office:time-value="PT16H31M00S" calcext:value-type="time">
            <text:p>04:31:00 PM</text:p>
          </table:table-cell>
          <table:table-cell table:formula="of:=HOUR([.J35])*60+MINUTE([.J35])" office:value-type="float" office:value="991" calcext:value-type="float">
            <text:p>991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P35]/[Sheet3.O35])" office:value-type="float" office:value="0.539714633618128" calcext:value-type="float">
            <text:p>0.5397146336</text:p>
          </table:table-cell>
          <table:table-cell/>
          <table:table-cell table:formula="of:=[.B35]-652" office:value-type="float" office:value="104" calcext:value-type="float">
            <text:p>104</text:p>
          </table:table-cell>
          <table:table-cell table:formula="of:=[.K35]-891" office:value-type="float" office:value="100" calcext:value-type="float">
            <text:p>100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G36]/[Sheet3.F36])" office:value-type="float" office:value="0.495985168752877" calcext:value-type="float">
            <text:p>0.4959851688</text:p>
          </table:table-cell>
          <table:table-cell/>
          <table:table-cell office:value-type="time" office:time-value="PT16H35M00S" calcext:value-type="time">
            <text:p>04:35:00 PM</text:p>
          </table:table-cell>
          <table:table-cell table:formula="of:=HOUR([.J36])*60+MINUTE([.J36])" office:value-type="float" office:value="995" calcext:value-type="float">
            <text:p>995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P36]/[Sheet3.O36])" office:value-type="float" office:value="0.530085534753793" calcext:value-type="float">
            <text:p>0.5300855348</text:p>
          </table:table-cell>
          <table:table-cell/>
          <table:table-cell table:formula="of:=[.B36]-652" office:value-type="float" office:value="107" calcext:value-type="float">
            <text:p>107</text:p>
          </table:table-cell>
          <table:table-cell table:formula="of:=[.K36]-891" office:value-type="float" office:value="104" calcext:value-type="float">
            <text:p>104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G37]/[Sheet3.F37])" office:value-type="float" office:value="0.519718677698017" calcext:value-type="float">
            <text:p>0.5197186777</text:p>
          </table:table-cell>
          <table:table-cell/>
          <table:table-cell office:value-type="time" office:time-value="PT16H38M00S" calcext:value-type="time">
            <text:p>04:38:00 PM</text:p>
          </table:table-cell>
          <table:table-cell table:formula="of:=HOUR([.J37])*60+MINUTE([.J37])" office:value-type="float" office:value="998" calcext:value-type="float">
            <text:p>998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P37]/[Sheet3.O37])" office:value-type="float" office:value="0.527320372932322" calcext:value-type="float">
            <text:p>0.5273203729</text:p>
          </table:table-cell>
          <table:table-cell/>
          <table:table-cell table:formula="of:=[.B37]-652" office:value-type="float" office:value="110" calcext:value-type="float">
            <text:p>110</text:p>
          </table:table-cell>
          <table:table-cell table:formula="of:=[.K37]-891" office:value-type="float" office:value="107" calcext:value-type="float">
            <text:p>107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G38]/[Sheet3.F38])" office:value-type="float" office:value="0.49880712519322" calcext:value-type="float">
            <text:p>0.4988071252</text:p>
          </table:table-cell>
          <table:table-cell/>
          <table:table-cell office:value-type="time" office:time-value="PT16H41M00S" calcext:value-type="time">
            <text:p>04:41:00 PM</text:p>
          </table:table-cell>
          <table:table-cell table:formula="of:=HOUR([.J38])*60+MINUTE([.J38])" office:value-type="float" office:value="1001" calcext:value-type="float">
            <text:p>1001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P38]/[Sheet3.O38])" office:value-type="float" office:value="0.533950232665063" calcext:value-type="float">
            <text:p>0.5339502327</text:p>
          </table:table-cell>
          <table:table-cell/>
          <table:table-cell table:formula="of:=[.B38]-652" office:value-type="float" office:value="114" calcext:value-type="float">
            <text:p>114</text:p>
          </table:table-cell>
          <table:table-cell table:formula="of:=[.K38]-891" office:value-type="float" office:value="110" calcext:value-type="float">
            <text:p>110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G39]/[Sheet3.F39])" office:value-type="float" office:value="0.493435857825086" calcext:value-type="float">
            <text:p>0.4934358578</text:p>
          </table:table-cell>
          <table:table-cell/>
          <table:table-cell office:value-type="time" office:time-value="PT16H44M00S" calcext:value-type="time">
            <text:p>04:44:00 PM</text:p>
          </table:table-cell>
          <table:table-cell table:formula="of:=HOUR([.J39])*60+MINUTE([.J39])" office:value-type="float" office:value="1004" calcext:value-type="float">
            <text:p>1004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P39]/[Sheet3.O39])" office:value-type="float" office:value="0.508196600133648" calcext:value-type="float">
            <text:p>0.5081966001</text:p>
          </table:table-cell>
          <table:table-cell/>
          <table:table-cell table:formula="of:=[.B39]-652" office:value-type="float" office:value="117" calcext:value-type="float">
            <text:p>117</text:p>
          </table:table-cell>
          <table:table-cell table:formula="of:=[.K39]-891" office:value-type="float" office:value="113" calcext:value-type="float">
            <text:p>113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G40]/[Sheet3.F40])" office:value-type="float" office:value="0.501538938197786" calcext:value-type="float">
            <text:p>0.5015389382</text:p>
          </table:table-cell>
          <table:table-cell/>
          <table:table-cell office:value-type="time" office:time-value="PT16H48M00S" calcext:value-type="time">
            <text:p>04:48:00 PM</text:p>
          </table:table-cell>
          <table:table-cell table:formula="of:=HOUR([.J40])*60+MINUTE([.J40])" office:value-type="float" office:value="1008" calcext:value-type="float">
            <text:p>1008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P40]/[Sheet3.O40])" office:value-type="float" office:value="0.539535359834074" calcext:value-type="float">
            <text:p>0.5395353598</text:p>
          </table:table-cell>
          <table:table-cell/>
          <table:table-cell table:formula="of:=[.B40]-652" office:value-type="float" office:value="120" calcext:value-type="float">
            <text:p>120</text:p>
          </table:table-cell>
          <table:table-cell table:formula="of:=[.K40]-891"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0:03:27.67192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3T20:11:58.678744678</dc:date>
    <meta:editing-duration>P1DT6H36M18S</meta:editing-duration>
    <meta:editing-cycles>222</meta:editing-cycles>
    <meta:generator>LibreOffice/4.2.8.2$Linux_X86_64 LibreOffice_project/420m0$Build-2</meta:generator>
    <meta:document-statistic meta:table-count="3" meta:cell-count="24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0 1 3 2" chart:style-name="ch1">
        <chart:legend chart:legend-position="end" svg:x="30.115cm" svg:y="7.783cm" style:legend-expansion="high" chart:style-name="ch2"/>
        <chart:plot-area chart:style-name="ch3" table:cell-range-address="Sheet1.A4:Sheet1.A88 Sheet1.G4:Sheet1.G88 Sheet2.K4:Sheet2.K71 Sheet1.K4:Sheet1.K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K4:Sheet1.K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G4:Sheet1.G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NaN">
                <text:p>NaN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26.516cm" svg:y="4.131cm" style:legend-expansion="high" chart:style-name="ch2"/>
        <chart:plot-area chart:style-name="ch3" table:cell-range-address="Sheet3.S4:Sheet3.S40 Sheet3.C1:Sheet3.C1 Sheet3.H4:Sheet3.H34 Sheet3.J1:Sheet3.J1 Sheet3.Q4:Sheet3.Q40" chart:data-source-has-labels="row" svg:x="0.577cm" svg:y="0.187cm" svg:width="25.362cm" svg:height="8.984cm">
          <chartooo:coordinate-region svg:x="1.489cm" svg:y="0.386cm" svg:width="24.17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H4:Sheet3.H34" chart:label-cell-address="Sheet3.C1:Sheet3.C1" chart:class="chart:scatter">
            <chart:domain table:cell-range-address="Sheet3.S4:Sheet3.S40"/>
            <chart:data-point chart:repeated="37"/>
          </chart:series>
          <chart:series chart:style-name="ch7" chart:values-cell-range-address="Sheet3.Q4:Sheet3.Q40" chart:label-cell-address="Sheet3.J1:Sheet3.J1" chart:class="chart:scatter">
            <chart:domain table:cell-range-address="Sheet3.T4:Sheet3.T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UN 4</text:p>
                <draw:g>
                  <svg:desc>Sheet3.C1:Sheet3.C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RUN 5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S4:Sheet3.S40</svg:desc>
                </draw:g>
              </table:table-cell>
              <table:table-cell office:value-type="float" office:value="0.500113331006819">
                <text:p>0.500113331006819</text:p>
                <draw:g>
                  <svg:desc>Sheet3.H4:Sheet3.H34</svg:desc>
                </draw:g>
              </table:table-cell>
              <table:table-cell office:value-type="float" office:value="0">
                <text:p>0</text:p>
                <draw:g>
                  <svg:desc>Sheet3.T4:Sheet3.T40</svg:desc>
                </draw:g>
              </table:table-cell>
              <table:table-cell office:value-type="float" office:value="0.504361773833102">
                <text:p>0.504361773833102</text:p>
                <draw:g>
                  <svg:desc>Sheet3.Q4:Sheet3.Q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17056173516627">
                <text:p>0.517056173516627</text:p>
              </table:table-cell>
              <table:table-cell office:value-type="float" office:value="3">
                <text:p>3</text:p>
              </table:table-cell>
              <table:table-cell office:value-type="float" office:value="0.510025760842697">
                <text:p>0.510025760842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502447900137017">
                <text:p>0.502447900137017</text:p>
              </table:table-cell>
              <table:table-cell office:value-type="float" office:value="6">
                <text:p>6</text:p>
              </table:table-cell>
              <table:table-cell office:value-type="float" office:value="0.512522042417032">
                <text:p>0.51252204241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17877973589954">
                <text:p>0.517877973589954</text:p>
              </table:table-cell>
              <table:table-cell office:value-type="float" office:value="10">
                <text:p>10</text:p>
              </table:table-cell>
              <table:table-cell office:value-type="float" office:value="0.51847537277882">
                <text:p>0.51847537277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521399595208147">
                <text:p>0.521399595208147</text:p>
              </table:table-cell>
              <table:table-cell office:value-type="float" office:value="13">
                <text:p>13</text:p>
              </table:table-cell>
              <table:table-cell office:value-type="float" office:value="0.534627545917172">
                <text:p>0.53462754591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509645772442611">
                <text:p>0.509645772442611</text:p>
              </table:table-cell>
              <table:table-cell office:value-type="float" office:value="16">
                <text:p>16</text:p>
              </table:table-cell>
              <table:table-cell office:value-type="float" office:value="0.510939253673505">
                <text:p>0.510939253673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530146162922532">
                <text:p>0.530146162922532</text:p>
              </table:table-cell>
              <table:table-cell office:value-type="float" office:value="19">
                <text:p>19</text:p>
              </table:table-cell>
              <table:table-cell office:value-type="float" office:value="0.51770499773688">
                <text:p>0.5177049977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523657428061284">
                <text:p>0.523657428061284</text:p>
              </table:table-cell>
              <table:table-cell office:value-type="float" office:value="22">
                <text:p>22</text:p>
              </table:table-cell>
              <table:table-cell office:value-type="float" office:value="0.537993929538928">
                <text:p>0.537993929538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0.511943394508129">
                <text:p>0.511943394508129</text:p>
              </table:table-cell>
              <table:table-cell office:value-type="float" office:value="26">
                <text:p>26</text:p>
              </table:table-cell>
              <table:table-cell office:value-type="float" office:value="0.532049650233142">
                <text:p>0.532049650233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519280347684923">
                <text:p>0.519280347684923</text:p>
              </table:table-cell>
              <table:table-cell office:value-type="float" office:value="29">
                <text:p>29</text:p>
              </table:table-cell>
              <table:table-cell office:value-type="float" office:value="0.524080883172308">
                <text:p>0.52408088317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0.510327319905324">
                <text:p>0.510327319905324</text:p>
              </table:table-cell>
              <table:table-cell office:value-type="float" office:value="32">
                <text:p>32</text:p>
              </table:table-cell>
              <table:table-cell office:value-type="float" office:value="0.523843964525248">
                <text:p>0.523843964525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535684271693807">
                <text:p>0.535684271693807</text:p>
              </table:table-cell>
              <table:table-cell office:value-type="float" office:value="36">
                <text:p>36</text:p>
              </table:table-cell>
              <table:table-cell office:value-type="float" office:value="0.542652988622219">
                <text:p>0.542652988622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495561656097259">
                <text:p>0.495561656097259</text:p>
              </table:table-cell>
              <table:table-cell office:value-type="float" office:value="39">
                <text:p>39</text:p>
              </table:table-cell>
              <table:table-cell office:value-type="float" office:value="0.533517034968061">
                <text:p>0.533517034968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497552799854796">
                <text:p>0.497552799854796</text:p>
              </table:table-cell>
              <table:table-cell office:value-type="float" office:value="42">
                <text:p>42</text:p>
              </table:table-cell>
              <table:table-cell office:value-type="float" office:value="0.53741868005147">
                <text:p>0.53741868005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0.5143735045459">
                <text:p>0.5143735045459</text:p>
              </table:table-cell>
              <table:table-cell office:value-type="float" office:value="45">
                <text:p>45</text:p>
              </table:table-cell>
              <table:table-cell office:value-type="float" office:value="0.533446070202038">
                <text:p>0.533446070202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49">
                <text:p>49</text:p>
              </table:table-cell>
              <table:table-cell office:value-type="float" office:value="0.506115299465807">
                <text:p>0.506115299465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0.513273034812222">
                <text:p>0.513273034812222</text:p>
              </table:table-cell>
              <table:table-cell office:value-type="float" office:value="53">
                <text:p>53</text:p>
              </table:table-cell>
              <table:table-cell office:value-type="float" office:value="0.521046271638395">
                <text:p>0.521046271638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0.52341986180395">
                <text:p>0.52341986180395</text:p>
              </table:table-cell>
              <table:table-cell office:value-type="float" office:value="56">
                <text:p>56</text:p>
              </table:table-cell>
              <table:table-cell office:value-type="float" office:value="0.504327282480584">
                <text:p>0.504327282480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0.505780262681012">
                <text:p>0.505780262681012</text:p>
              </table:table-cell>
              <table:table-cell office:value-type="float" office:value="59">
                <text:p>59</text:p>
              </table:table-cell>
              <table:table-cell office:value-type="float" office:value="0.523368917140559">
                <text:p>0.523368917140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496321245955277">
                <text:p>0.496321245955277</text:p>
              </table:table-cell>
              <table:table-cell office:value-type="float" office:value="62">
                <text:p>62</text:p>
              </table:table-cell>
              <table:table-cell office:value-type="float" office:value="0.537746855582846">
                <text:p>0.537746855582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0.507918978510026">
                <text:p>0.507918978510026</text:p>
              </table:table-cell>
              <table:table-cell office:value-type="float" office:value="65">
                <text:p>65</text:p>
              </table:table-cell>
              <table:table-cell office:value-type="float" office:value="0.519190996562404">
                <text:p>0.519190996562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0.521686863197595">
                <text:p>0.521686863197595</text:p>
              </table:table-cell>
              <table:table-cell office:value-type="float" office:value="68">
                <text:p>68</text:p>
              </table:table-cell>
              <table:table-cell office:value-type="float" office:value="0.530080268309914">
                <text:p>0.530080268309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0.518333600125868">
                <text:p>0.518333600125868</text:p>
              </table:table-cell>
              <table:table-cell office:value-type="float" office:value="72">
                <text:p>72</text:p>
              </table:table-cell>
              <table:table-cell office:value-type="float" office:value="0.509482440219523">
                <text:p>0.50948244021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0.517315786527209">
                <text:p>0.517315786527209</text:p>
              </table:table-cell>
              <table:table-cell office:value-type="float" office:value="75">
                <text:p>75</text:p>
              </table:table-cell>
              <table:table-cell office:value-type="float" office:value="0.501839683968276">
                <text:p>0.501839683968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0.519368737373971">
                <text:p>0.519368737373971</text:p>
              </table:table-cell>
              <table:table-cell office:value-type="float" office:value="78">
                <text:p>78</text:p>
              </table:table-cell>
              <table:table-cell office:value-type="float" office:value="0.521667937143042">
                <text:p>0.521667937143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0.522837896206784">
                <text:p>0.522837896206784</text:p>
              </table:table-cell>
              <table:table-cell office:value-type="float" office:value="81">
                <text:p>81</text:p>
              </table:table-cell>
              <table:table-cell office:value-type="float" office:value="0.529817429404214">
                <text:p>0.529817429404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0.501812003549926">
                <text:p>0.501812003549926</text:p>
              </table:table-cell>
              <table:table-cell office:value-type="float" office:value="84">
                <text:p>84</text:p>
              </table:table-cell>
              <table:table-cell office:value-type="float" office:value="0.527285325507107">
                <text:p>0.527285325507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0.530238463491459">
                <text:p>0.530238463491459</text:p>
              </table:table-cell>
              <table:table-cell office:value-type="float" office:value="88">
                <text:p>88</text:p>
              </table:table-cell>
              <table:table-cell office:value-type="float" office:value="0.513026011618397">
                <text:p>0.513026011618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499417858077577">
                <text:p>0.499417858077577</text:p>
              </table:table-cell>
              <table:table-cell office:value-type="float" office:value="91">
                <text:p>91</text:p>
              </table:table-cell>
              <table:table-cell office:value-type="float" office:value="0.520938624832143">
                <text:p>0.52093862483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0.525617940362397">
                <text:p>0.525617940362397</text:p>
              </table:table-cell>
              <table:table-cell office:value-type="float" office:value="94">
                <text:p>94</text:p>
              </table:table-cell>
              <table:table-cell office:value-type="float" office:value="0.52334835492386">
                <text:p>0.52334835492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0.509005787049005">
                <text:p>0.509005787049005</text:p>
              </table:table-cell>
              <table:table-cell office:value-type="float" office:value="97">
                <text:p>97</text:p>
              </table:table-cell>
              <table:table-cell office:value-type="float" office:value="0.505068731067531">
                <text:p>0.50506873106753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39714633618128">
                <text:p>0.539714633618128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530085534753793">
                <text:p>0.53008553475379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527320372932322">
                <text:p>0.527320372932322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533950232665063">
                <text:p>0.53395023266506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508196600133648">
                <text:p>0.508196600133648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539535359834074">
                <text:p>0.539535359834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